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50f" officeooo:paragraph-rsid="0008150f"/>
    </style:style>
    <style:style style:name="P2" style:family="paragraph" style:parent-style-name="Standard">
      <style:text-properties officeooo:rsid="00096527" officeooo:paragraph-rsid="00096527"/>
    </style:style>
    <style:style style:name="P3" style:family="paragraph" style:parent-style-name="Standard">
      <style:text-properties officeooo:rsid="0013d9fe" officeooo:paragraph-rsid="000aa2ac"/>
    </style:style>
    <style:style style:name="P4" style:family="paragraph" style:parent-style-name="Standard">
      <style:text-properties officeooo:rsid="000f748e" officeooo:paragraph-rsid="000aa2ac"/>
    </style:style>
    <style:style style:name="P5" style:family="paragraph" style:parent-style-name="Standard">
      <style:text-properties officeooo:rsid="0010c54c" officeooo:paragraph-rsid="000aa2ac"/>
    </style:style>
    <style:style style:name="P6" style:family="paragraph" style:parent-style-name="Standard">
      <style:text-properties officeooo:rsid="0013538d" officeooo:paragraph-rsid="000aa2ac"/>
    </style:style>
    <style:style style:name="P7" style:family="paragraph" style:parent-style-name="Standard">
      <style:paragraph-properties fo:break-before="page"/>
      <style:text-properties officeooo:rsid="0013538d" officeooo:paragraph-rsid="000aa2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future work, a thouroughly evaluation with different matching algorithm should be carry on. <text:s/>And study of different feature descritors should be done and show the advantanges and disavantages <text:s text:c="3"/>of each one othem with clutter scenes and occlusion. </text:p>
      <text:p text:style-name="P1"/>
      <text:p text:style-name="P1"/>
      <text:p text:style-name="P2">The novelty of this appraoch it is a took the requirements of the global feature base method which require a priori segmentation of <text:s/>the object in order to reduce the complexity search of the local feature approach</text:p>
      <text:p text:style-name="P4">Abstract</text:p>
      <text:p text:style-name="P4">Robot perception is a fundamental aspect of any autonomous system. It gives the robot the capacity</text:p>
      <text:p text:style-name="P4">to make sense of vast amounts of data and gain an understanding of the world around it. An active</text:p>
      <text:p text:style-name="P4">problem in the area of robot perception is real-time detection and pose estimation of 3D objects.</text:p>
      <text:p text:style-name="P4">This thesis presents an approach to 3D object detection and tracking utilizing a stereo-camera</text:p>
      <text:p text:style-name="P4">sensor.</text:p>
      <text:p text:style-name="P4">Geometric object models are learned in short order time via a training phase and real-</text:p>
      <text:p text:style-name="P4">time detection and tracking is made possible by performing sparse stereo calculations on the chosen</text:p>
      <text:p text:style-name="P4">features within an adaptive region of interest of the</text:p>
      <text:p text:style-name="P4"/>
      <text:p text:style-name="P4"><text:s/>camera image. The experimental results obtained</text:p>
      <text:p text:style-name="P4">by using this method will show the e#ectiveness of the approach as compared against ground truth</text:p>
      <text:p text:style-name="P4">measures in real-time.</text:p>
      <text:p text:style-name="P4"/>
      <text:p text:style-name="P4"/>
      <text:p text:style-name="P4"/>
      <text:p text:style-name="P5">Background and Related Works</text:p>
      <text:p text:style-name="P5">The problem of 3D object detection and tracking is not a new one and has seen its fair share of</text:p>
      <text:p text:style-name="P5">proposed solutions.</text:p>
      <text:p text:style-name="P5">However, much of the prior work on object detection has focused on o#-line</text:p>
      <text:p text:style-name="P5">computation thereby limiting the real-time #tracking# aspect. In this context of</text:p>
      <text:p text:style-name="P5">3D object recognition ,</text:p>
      <text:p text:style-name="P5">most approaches #rst detect and recognize an object, then estimate its 6D pose. Of the developed</text:p>
      <text:p text:style-name="P5">methods, a majority of them can be classi#ed as either</text:p>
      <text:p text:style-name="P5">appearance based</text:p>
      <text:p text:style-name="P5">([23], [26], [43], [45])</text:p>
      <text:p text:style-name="P5">where descriptors (i.e., features) derived from images of the object are utilized, or</text:p>
      <text:p text:style-name="P5">geometrical based</text:p>
      <text:p text:style-name="P5">([7], [28], [36], [50]) where geometric models are constructed for each object and shape-matching</text:p>
      <text:p text:style-name="P5">techniques (e.g., aspect-graphs) are then used. In either case, a</text:p>
      <text:p text:style-name="P5">whereby the object is #rst learned from varying</text:p>
      <text:p text:style-name="P5">from any number of possible viewing angles.</text:p>
      <text:p text:style-name="P5">appearance-based</text:p>
      <text:p text:style-name="P5">problem of</text:p>
      <text:p text:style-name="P5">viewpoints</text:p>
      <text:p text:style-name="P5">training-phase</text:p>
      <text:p text:style-name="P5">is #rst implemented</text:p>
      <text:p text:style-name="P5"># a process that accounts for detection</text:p>
      <text:p text:style-name="P5">While a majority of research has shifted towards</text:p>
      <text:p text:style-name="P5">methods due to the success of various approaches in recent years, the related</text:p>
      <text:p text:style-name="P5">feature-correspondence</text:p>
      <text:p text:style-name="P5">(i.e., matching features detected in the image with the correct</text:p>
      <text:p text:style-name="P5">features on the known object) has become equally important ([9]).</text:p>
      <text:p text:style-name="P5"/>
      <text:p text:style-name="P5"><text:soft-page-break/></text:p>
      <text:p text:style-name="P5"/>
      <text:p text:style-name="P5"/>
      <text:p text:style-name="P7">A depth sensor was used in this thesis. It captures the depth of the scene</text:p>
      <text:p text:style-name="P6">measured from the sensor. As the sensor is calibrated, each pixel value is a depth</text:p>
      <text:p text:style-name="P6">measurement from the sensor to the corresponding point in the scene</text:p>
      <text:p text:style-name="P6"/>
      <text:p text:style-name="P6"/>
      <text:p text:style-name="P3">bibliography </text:p>
      <text:p text:style-name="P3">gou et al. 7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19:24.910090523</meta:creation-date>
    <meta:generator>LibreOffice/5.1.6.2$Linux_X86_64 LibreOffice_project/10m0$Build-2</meta:generator>
    <dc:date>2019-04-06T15:17:25.872549557</dc:date>
    <meta:editing-duration>PT32M29S</meta:editing-duration>
    <meta:editing-cycles>3</meta:editing-cycles>
    <meta:document-statistic meta:table-count="0" meta:image-count="0" meta:object-count="0" meta:page-count="3" meta:paragraph-count="46" meta:word-count="450" meta:character-count="2769" meta:non-whitespace-character-count="2357"/>
  </office:meta>
</office:document-meta>
</file>